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8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RÁCTICA 14: MANEJAR DIRECTORIOS:</text:span></text:p>
      <text:p text:style-name="P1"><text:span text:style-name="T2"/></text:p>
      <text:p text:style-name="P1"><text:span text:style-name="T3">OBJETIVO: MANEJAR DIRECTORIOS</text:span></text:p>
      <text:p text:style-name="P1"><text:span text:style-name="T4"/></text:p>
      <text:p text:style-name="P1"><text:span text:style-name="T5">DESCRIPCIÓN:</text:span></text:p>
      <text:p text:style-name="P1"><text:span text:style-name="T6"/></text:p>
      <text:p text:style-name="P1"><text:span text:style-name="T7"><text:tab/>Se puede:</text:span></text:p>
      <text:p text:style-name="P1"><text:span text:style-name="T8"/></text:p>
      <text:p text:style-name="P1"><text:span text:style-name="T9"><text:tab/><text:tab/>Crear un directorio ( MD, MKDIR)</text:span></text:p>
      <text:p text:style-name="P1"><text:span text:style-name="T10"/></text:p>
      <text:p text:style-name="P1"><text:span text:style-name="T11"><text:tab/><text:tab/>ACCEDER: CD, PUSHD, POPD</text:span></text:p>
      <text:p text:style-name="P1"><text:span text:style-name="T12"/></text:p>
      <text:p text:style-name="P1"><text:span text:style-name="T13"><text:tab/><text:tab/>BORRAR: RD, RMDIR</text:span></text:p>
      <text:p text:style-name="P1"><text:span text:style-name="T14"/></text:p>
      <text:p text:style-name="P1"><text:span text:style-name="T15"><text:tab/><text:tab/>VISUALIZAR ESTRUCUTRAS: TREE</text:span></text:p>
      <text:p text:style-name="P1"><text:span text:style-name="T16"/></text:p>
      <text:p text:style-name="P1"><text:span text:style-name="T17"><text:tab/><text:tab/>CAMBIAR EL NOMBRE O MOVERLOS: MOVE</text:span></text:p>
      <text:p text:style-name="P1"><text:span text:style-name="T18"/></text:p>
      <text:p text:style-name="P1"><text:span text:style-name="T19">a) Crear un directorio:</text:span></text:p>
      <text:p text:style-name="P1"><text:span text:style-name="T20"/></text:p>
      <text:p text:style-name="P1"><text:span text:style-name="T21">CD → DIRECTORIO ACTUAL</text:span></text:p>
      <text:p text:style-name="P1"><text:span text:style-name="T22"/></text:p>
      <text:p text:style-name="P1"><text:span text:style-name="T23">MD PRUEBAS (CREAR EL DIRECTORIO MD)</text:span></text:p>
      <text:p text:style-name="P1"><draw:frame text:anchor-type="as-char" svg:width="101.86mm" svg:height="11.11mm" style:rel-width="scale" style:rel-height="scale"><draw:object-ole xlink:href="OleObj1"/><draw:image xlink:href="ObjectReplacements/OleObj1"/></draw:frame><text:span text:style-name="T24"/></text:p>
      <text:p text:style-name="P1"><text:span text:style-name="T24"/></text:p>
      <text:p text:style-name="P1"><text:span text:style-name="T24"/></text:p>
      <text:p text:style-name="P1"><text:span text:style-name="T25">b) Acc</text:span></text:p>
      <text:p text:style-name="P1"><text:span text:style-name="T25">eder al directorio PRUEBAS:</text:span></text:p>
      <text:p text:style-name="P1"><text:span text:style-name="T26"/></text:p>
      <text:p text:style-name="P1"><text:span text:style-name="T27"><text:tab/>CD PRUEBAS</text:span></text:p>
      <text:p text:style-name="P1"><draw:frame text:anchor-type="as-char" svg:width="69.06mm" svg:height="18.79mm" style:rel-width="scale" style:rel-height="scale"><draw:object-ole xlink:href="OleObj2"/><draw:image xlink:href="ObjectReplacements/OleObj2"/></draw:frame><text:span text:style-name="T29"/></text:p>
      <text:p text:style-name="P1"><text:span text:style-name="T30"><text:tab/><text:tab/></text:span></text:p>
      <text:p text:style-name="P1"><text:span text:style-name="T31"/></text:p>
      <text:p text:style-name="P1"><text:span text:style-name="T31"/></text:p>
      <text:p text:style-name="P1"><text:span text:style-name="T31"/></text:p>
      <text:p text:style-name="P1"><draw:frame text:anchor-type="as-char" svg:width="105.57mm" svg:height="16.14mm" style:rel-width="scale" style:rel-height="scale"><draw:object-ole xlink:href="OleObj3"/><draw:image xlink:href="ObjectReplacements/OleObj3"/></draw:frame><text:span text:style-name="T32">c) Crear directorios de un mismo nivel</text:span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3"/></text:p>
      <text:p text:style-name="P1"><text:span text:style-name="T34">d) Crear estructuras complejas (pregunta de examen **)</text:span></text:p>
      <text:p text:style-name="P1"><text:span text:style-name="T35"/></text:p>
      <text:p text:style-name="P1"><text:span text:style-name="T36"><text:tab/>directorio=actual</text:span></text:p>
      <text:p text:style-name="P1"><text:span text:style-name="T36"><text:tab/>subdirectorio= a partir del directorio actual</text:span></text:p>
      <text:p text:style-name="P1"><text:span text:style-name="T37"/></text:p>
      <text:p text:style-name="P1"><text:span text:style-name="T37"/></text:p>
      <text:p text:style-name="P1"><text:span text:style-name="T38">Utilizaremos el comando MD</text:span></text:p>
      <text:p text:style-name="P1"><text:span text:style-name="T39"/></text:p>
      <text:p text:style-name="P1"><draw:frame text:anchor-type="as-char" svg:width="112.18mm" svg:height="53.98mm" style:rel-width="scale" style:rel-height="scale"><draw:object-ole xlink:href="OleObj4"/><draw:image xlink:href="ObjectReplacements/OleObj4"/></draw:frame><text:span text:style-name="T40">MD PIRATA\COPION\CERVEZA</text:span></text:p>
      <text:p text:style-name="P1"><text:span text:style-name="T41"/></text:p>
      <text:p text:style-name="P1"><text:span text:style-name="T41"/></text:p>
      <text:p text:style-name="P1"><text:span text:style-name="T41"/></text:p>
      <text:p text:style-name="P1"><text:span text:style-name="T41"/></text:p>
      <text:p text:style-name="P1"><text:span text:style-name="T41"/></text:p>
      <text:p text:style-name="P1"><text:span text:style-name="T41"/></text:p>
      <text:p text:style-name="P1"><text:span text:style-name="T41"/></text:p>
      <text:p text:style-name="P1"><text:span text:style-name="T41"/></text:p>
      <text:p text:style-name="P1"><text:span text:style-name="T41"/></text:p>
      <text:p text:style-name="P1"><text:span text:style-name="T41"/></text:p>
      <text:p text:style-name="P1"><text:span text:style-name="T41"/></text:p>
      <text:p text:style-name="P1"><text:span text:style-name="T41"/></text:p>
      <text:p text:style-name="P1"><text:span text:style-name="T41"/></text:p>
      <text:p text:style-name="P1"><text:span text:style-name="T42">Escribiremos una estructura más compleja, creando directorios y subdirectorios de forma simultánea</text:span></text:p>
      <text:p text:style-name="P1"><text:span text:style-name="T43"/></text:p>
      <text:p text:style-name="P1"><draw:frame text:anchor-type="as-char" svg:width="150.28mm" svg:height="74.35mm" style:rel-width="scale" style:rel-height="scale"><draw:object-ole xlink:href="OleObj5"/><draw:image xlink:href="ObjectReplacements/OleObj5"/></draw:frame><text:span text:style-name="T44">MD MUSICA\CONCIERTO<text:s text:c="4"/>BANDA\LECHUZA\NOCHE</text:span></text:p>
      <text:p text:style-name="P1"><text:span text:style-name="T45"/></text:p>
      <text:p text:style-name="P1"><text:span text:style-name="T45"/></text:p>
      <text:p text:style-name="P1"><text:span text:style-name="T45"/></text:p>
      <text:p text:style-name="P1"><text:span text:style-name="T46">E) CREAR DIRECTORIOS DE VARIAS PALABRAS CON ESPACIOS</text:span></text:p>
      <text:p text:style-name="P1"><text:span text:style-name="T47"/></text:p>
      <text:p text:style-name="P1"><draw:frame text:anchor-type="as-char" svg:width="137.05mm" svg:height="85.20mm" style:rel-width="scale" style:rel-height="scale"><draw:object-ole xlink:href="OleObj6"/><draw:image xlink:href="ObjectReplacements/OleObj6"/></draw:frame><text:span text:style-name="T48"><text:tab/>MD “LENGUAS CLASICAS/LATIN Y GRIEGO”</text:span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49"/></text:p>
      <text:p text:style-name="P1"><text:span text:style-name="T50">PASO 2: VISUALIZAR LAS CARPETAS</text:span></text:p>
      <text:p text:style-name="P1"><text:span text:style-name="T51">Visualizar por defecto</text:span></text:p>
      <text:p text:style-name="P1"><text:span text:style-name="T52"/></text:p>
      <text:p text:style-name="P1"><text:span text:style-name="T53"><text:tab/>TREE</text:span></text:p>
      <text:p text:style-name="P1"><text:span text:style-name="T54"/></text:p>
      <text:p text:style-name="P1"><draw:frame text:anchor-type="as-char" svg:width="119.33mm" svg:height="28.84mm" style:rel-width="scale" style:rel-height="scale"><draw:object-ole xlink:href="OleObj7"/><draw:image xlink:href="ObjectReplacements/OleObj7"/></draw:frame><text:span text:style-name="T54"/></text:p>
      <text:p text:style-name="P1"><text:span text:style-name="T54"/></text:p>
      <text:p text:style-name="P1"><text:span text:style-name="T54"/></text:p>
      <text:p text:style-name="P1"><text:span text:style-name="T54"/></text:p>
      <text:p text:style-name="P1"><text:span text:style-name="T54"/></text:p>
      <text:p text:style-name="P1"><text:span text:style-name="T54"/></text:p>
      <text:p text:style-name="P1"><text:span text:style-name="T54"/></text:p>
      <text:p text:style-name="P1"><text:span text:style-name="T55">Visualizar en ASCII</text:span></text:p>
      <text:p text:style-name="P1"><text:span text:style-name="T56"/></text:p>
      <text:p text:style-name="P1"><text:span text:style-name="T57"><text:tab/>TREE /A</text:span></text:p>
      <text:p text:style-name="P1"><draw:frame text:anchor-type="as-char" svg:width="120.12mm" svg:height="28.84mm" style:rel-width="scale" style:rel-height="scale"><draw:object-ole xlink:href="OleObj8"/><draw:image xlink:href="ObjectReplacements/OleObj8"/></draw:frame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8"/></text:p>
      <text:p text:style-name="P1"><text:span text:style-name="T59">Visualizar las estructuras con todos sus ficheros</text:span></text:p>
      <text:p text:style-name="P1"><text:span text:style-name="T60"/></text:p>
      <text:p text:style-name="P1"><text:span text:style-name="T61"><text:tab/>TREE /F</text:span></text:p>
      <text:p text:style-name="P1"><draw:frame text:anchor-type="as-char" svg:width="117.21mm" svg:height="33.07mm" style:rel-width="scale" style:rel-height="scale"><draw:object-ole xlink:href="OleObj9"/><draw:image xlink:href="ObjectReplacements/OleObj9"/></draw:frame><text:span text:style-name="T62"/></text:p>
      <text:p text:style-name="P1"><text:span text:style-name="T62"/></text:p>
      <text:p text:style-name="P1"><text:span text:style-name="T62"/></text:p>
      <text:p text:style-name="P1"><text:span text:style-name="T62"/></text:p>
      <text:p text:style-name="P1"><text:span text:style-name="T62"/></text:p>
      <text:p text:style-name="P1"><text:span text:style-name="T62"/></text:p>
      <text:p text:style-name="P1"><text:span text:style-name="T62"/></text:p>
      <text:p text:style-name="P1"><text:span text:style-name="T62"/></text:p>
      <text:p text:style-name="P1"><text:span text:style-name="T62"/></text:p>
      <text:p text:style-name="P1"><text:span text:style-name="T63">NOTA: El comando TREE se le puede especificar la unidad y la ruta a visualizar</text:span></text:p>
      <text:p text:style-name="P1"><text:span text:style-name="T64"/></text:p>
      <text:p text:style-name="P1"><text:span text:style-name="T65"><text:tab/>TREE \ <text:tab/>/F</text:span></text:p>
      <text:p text:style-name="P1"><text:span text:style-name="T66"/></text:p>
      <text:p text:style-name="P1"><text:span text:style-name="T67"><text:tab/>TREE<text:s text:c="2"/>C:\WINDOWS\SYSTEM32 /F</text:span></text:p>
      <text:p text:style-name="P1"><text:span text:style-name="T68"/></text:p>
      <text:p text:style-name="P1"><text:span text:style-name="T69"><text:tab/>TREE C:\WINDOWS\SYSTEM32</text:span></text:p>
      <text:p text:style-name="P1"><text:span text:style-name="T70"/></text:p>
      <text:p text:style-name="P1"><text:span text:style-name="T70"><text:tab/></text:span><text:span text:style-name="T71">TREE C:\WINDOWS\USERS\JM\DESKTOP /F</text:span><text:span text:style-name="T72"/></text:p>
      <text:p text:style-name="P1"><text:span text:style-name="T72"/></text:p>
      <text:p text:style-name="P1"><text:span text:style-name="T73">PASO 3: ACCEDER A DIRECTORIOS</text:span></text:p>
      <text:p text:style-name="P1"><text:span text:style-name="T74"/></text:p>
      <text:p text:style-name="P1"><text:span text:style-name="T75"><text:tab/>A) VER DIRECTORIO ACTIVO:</text:span></text:p>
      <text:p text:style-name="P1"><text:span text:style-name="T76"/></text:p>
      <text:p text:style-name="P1"><text:span text:style-name="T77"><text:tab/><text:tab/>CD</text:span></text:p>
      <text:p text:style-name="P1"><text:span text:style-name="T78"/></text:p>
      <text:p text:style-name="P1"><text:span text:style-name="T79"><text:tab/>B) ACCEDER AL DIRECTORIO RAIZ:</text:span></text:p>
      <text:p text:style-name="P1"><text:span text:style-name="T80"/></text:p>
      <text:p text:style-name="P1"><text:span text:style-name="T80"/></text:p>
      <text:p text:style-name="P1"><text:span text:style-name="T81"><text:tab/><text:tab/>CD \</text:span></text:p>
      <text:p text:style-name="P1"><text:span text:style-name="T82"/></text:p>
      <text:p text:style-name="P1"><text:span text:style-name="T83">C) ACCEDER A DIRECTORIOS:</text:span></text:p>
      <text:p text:style-name="P1"><text:span text:style-name="T84"/></text:p>
      <text:p text:style-name="P1"><text:span text:style-name="T85"><text:tab/>RUTAS:</text:span></text:p>
      <text:p text:style-name="P1"><text:span text:style-name="T86"/></text:p>
      <text:p text:style-name="P1"><text:span text:style-name="T87"><text:tab/><text:tab/>-RUTAS ABSOLUTAS: \WINDOWS\SYSTEM32</text:span></text:p>
      <text:p text:style-name="P1"><text:span text:style-name="T88"/></text:p>
      <text:p text:style-name="P1"><text:span text:style-name="T89"><text:tab/><text:tab/><text:tab/><text:tab/><text:tab/><text:tab/>C:\WINDOWS\SYSTEM32</text:span></text:p>
      <text:p text:style-name="P1"><text:span text:style-name="T90"/></text:p>
      <text:p text:style-name="P1"><text:span text:style-name="T90"/></text:p>
      <text:p text:style-name="P1"><text:span text:style-name="T91"><text:tab/><text:tab/>-RELATIVAS: A PARTIR DEL DIRECTORIO DONDE NOS ENCONTRAMOS</text:span></text:p>
      <text:p text:style-name="P1"><text:span text:style-name="T92"/></text:p>
      <text:p text:style-name="P1"><text:span text:style-name="T92"/></text:p>
      <text:p text:style-name="P1"><text:span text:style-name="T93">D) ACCEDER A UN DIRECTORIO:</text:span></text:p>
      <text:p text:style-name="P1"><text:span text:style-name="T94"/></text:p>
      <text:p text:style-name="P1"><text:span text:style-name="T95"><text:tab/>-Primero: Lo visualizaremos mediante TREE</text:span></text:p>
      <text:p text:style-name="P1"><text:span text:style-name="T96"/></text:p>
      <text:p text:style-name="P1"><text:span text:style-name="T97"><text:tab/><text:tab/><text:tab/><text:tab/>cd mates (entramos en mates)</text:span></text:p>
      <text:p text:style-name="P1"><text:span text:style-name="T97"><text:tab/><text:tab/><text:tab/><text:tab/>Si utilizamos tree en la carpeta “mates” veremos que no hay carpetas</text:span></text:p>
      <text:p text:style-name="P1"><draw:frame text:anchor-type="as-char" svg:width="115.09mm" svg:height="35.19mm" style:rel-width="scale" style:rel-height="scale"><draw:object-ole xlink:href="OleObj10"/><draw:image xlink:href="ObjectReplacements/OleObj10"/></draw:frame><text:span text:style-name="T98"/></text:p>
      <text:p text:style-name="P1"><text:span text:style-name="T99"><text:tab/><text:tab/><text:tab/><text:tab/></text:span></text:p>
      <text:p text:style-name="P1"><text:span text:style-name="T100"/></text:p>
      <text:p text:style-name="P1"><text:span text:style-name="T100"/></text:p>
      <text:p text:style-name="P1"><text:span text:style-name="T100"/></text:p>
      <text:p text:style-name="P1"><text:span text:style-name="T100"/></text:p>
      <text:p text:style-name="P1"><text:span text:style-name="T100"/></text:p>
      <text:p text:style-name="P1"><text:span text:style-name="T100"/></text:p>
      <text:p text:style-name="P1"><text:span text:style-name="T100"/></text:p>
      <text:p text:style-name="P1"><draw:frame text:anchor-type="as-char" svg:width="86.25mm" svg:height="20.11mm" style:rel-width="scale" style:rel-height="scale"><draw:object-ole xlink:href="OleObj11"/><draw:image xlink:href="ObjectReplacements/OleObj11"/></draw:frame><text:span text:style-name="T101">Para movernos al directorio anterior, utilizaremos el comando:<text:s text:c="2"/>cd ..</text:span></text:p>
      <text:p text:style-name="P1"><text:span text:style-name="T102"/></text:p>
      <text:p text:style-name="P1"><text:span text:style-name="T102"/></text:p>
      <text:p text:style-name="P1"><text:span text:style-name="T102"/></text:p>
      <text:p text:style-name="P1"><text:span text:style-name="T102"/></text:p>
      <text:p text:style-name="P1"><text:span text:style-name="T102"/></text:p>
      <text:p text:style-name="P1"><text:span text:style-name="T102"/></text:p>
      <text:p text:style-name="P1"><text:span text:style-name="T103">Para movernos entre carpetas y subcarpetas utilizaremos:</text:span></text:p>
      <text:p text:style-name="P1"><text:span text:style-name="T104"/></text:p>
      <text:p text:style-name="P1"><text:span text:style-name="T105"><text:tab/>cd ../ ../</text:span></text:p>
      <text:p text:style-name="P1"><text:span text:style-name="T106">PASO 4: CREAR UNA PILA DE ACCESO: </text:span></text:p>
      <text:p text:style-name="P1"><text:span text:style-name="T107"/></text:p>
      <text:p text:style-name="P1"><text:span text:style-name="T108"><text:tab/>PUSHD: CREA UN PUNTO DE RETORNO</text:span></text:p>
      <text:p text:style-name="P1"><text:span text:style-name="T109"/></text:p>
      <text:p text:style-name="P1"><text:span text:style-name="T110"><text:tab/>PUSHD C:\WINDOWS\SYSTEM32</text:span></text:p>
      <text:p text:style-name="P1"><text:span text:style-name="T111"/></text:p>
      <text:p text:style-name="P1"><text:span text:style-name="T112"><text:tab/>PUSHD<text:s/></text:span><text:a xlink:href="../../../../../../../C:/USER"><text:span text:style-name="T114">C:\USER</text:span></text:a><text:span text:style-name="T115"/></text:p>
      <text:p text:style-name="P1"><text:span text:style-name="T115"/></text:p>
      <text:p text:style-name="P1"><text:span text:style-name="T116"><text:tab/>PUS .. (CREAR UNA PILA DEL DIRECTORIO ANTERIOR)</text:span></text:p>
      <text:p text:style-name="P1"><text:span text:style-name="T116"><text:tab/></text:span></text:p>
      <text:p text:style-name="P1"><text:span text:style-name="T117"/></text:p>
      <text:p text:style-name="P1"><text:span text:style-name="T118">Ejemplo: En la carpeta pruebas hago un PUSHD de la carpeta BANDAS</text:span></text:p>
      <text:p text:style-name="P1"><text:span text:style-name="T118"><text:tab/><text:tab/><text:tab/>PUSHD \BANDAS</text:span></text:p>
      <text:p text:style-name="P1"><text:span text:style-name="T118"><text:tab/></text:span></text:p>
      <text:p text:style-name="P1"><text:span text:style-name="T118"><text:tab/><text:tab/>Accedo MEDIANTE POPD</text:span></text:p>
      <text:p text:style-name="P1"><text:span text:style-name="T119"/></text:p>
      <text:p text:style-name="P1"><text:span text:style-name="T120">PASO 5: CAMBIAR NOMBRE A UN DIRECTORIO:</text:span></text:p>
      <text:p text:style-name="P1"><text:span text:style-name="T121"/></text:p>
      <text:p text:style-name="P1"><text:span text:style-name="T122">a) utilizaremos el comando move:</text:span></text:p>
      <text:p text:style-name="P1"><text:span text:style-name="T123"/></text:p>
      <text:p text:style-name="P1"><text:span text:style-name="T124">Ejemplo: Cambiaremos la carpeta PIRATA de nombre a CHUNGO: </text:span></text:p>
      <text:p text:style-name="P1"><draw:frame text:anchor-type="as-char" svg:width="121.18mm" svg:height="90.22mm" style:rel-width="scale" style:rel-height="scale"><draw:object-ole xlink:href="OleObj12"/><draw:image xlink:href="ObjectReplacements/OleObj12"/></draw:frame><text:span text:style-name="T125">SUB</text:span><text:span text:style-name="T126">MOVE PIRATA CHUNGO</text:span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7"/></text:p>
      <text:p text:style-name="P1"><text:span text:style-name="T128">B) Mover carpeta de una carpeta a otra:</text:span></text:p>
      <text:p text:style-name="P1"><text:span text:style-name="T129"/></text:p>
      <text:p text:style-name="P1"><draw:frame text:anchor-type="as-char" svg:width="125.41mm" svg:height="96.04mm" style:rel-width="scale" style:rel-height="scale"><draw:object-ole xlink:href="OleObj13"/><draw:image xlink:href="ObjectReplacements/OleObj13"/></draw:frame><text:span text:style-name="T130"><text:tab/>Ejemplo: MOVE FISICA MATES</text:span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2">NOTA: SI NO DETECTA UN DIRECTORIO UTILIZANDO EL COMANDO MOVE, ESTE CAMBIARÁ EL NOMBRE DE LA CARPETA A ESE COMANDO INDICADO.</text:span></text:p>
      <text:p text:style-name="P1"><text:span text:style-name="T133"/></text:p>
      <text:p text:style-name="P1"><text:span text:style-name="T134">BORRAR UNA CARPETA:</text:span><text:span text:style-name="T135"><text:s/>RD</text:span></text:p>
      <text:p text:style-name="P1"><text:span text:style-name="T136"/></text:p>
      <text:p text:style-name="P1"><text:span text:style-name="T137"><text:tab/>RD /S BORRA PREGUNTANDO SI ESTÁ SEGURO DE LA ELIMINACIÓN</text:span></text:p>
      <text:p text:style-name="P1"><text:span text:style-name="T138"/></text:p>
      <text:p text:style-name="P1"><text:span text:style-name="T139"><text:tab/>RD /Q BORRA SIN PREGUNTAR</text:span></text:p>
      <text:p text:style-name="P1"><text:span text:style-name="T140"/></text:p>
      <text:p text:style-name="P1"><text:span text:style-name="T141">En este caso eliminaremos el directorio “Mates y lengua”</text:span></text:p>
      <text:p text:style-name="P1"><text:span text:style-name="T142"/></text:p>
      <text:p text:style-name="P1"><draw:frame text:anchor-type="as-char" svg:width="115.36mm" svg:height="21.17mm" style:rel-width="scale" style:rel-height="scale"><draw:object-ole xlink:href="OleObj14"/><draw:image xlink:href="ObjectReplacements/OleObj14"/></draw:frame><text:span text:style-name="T143"><text:tab/>RD /S “MATES Y LENGUA”</text:span></text:p>
      <text:p text:style-name="P1"><text:span text:style-name="T144"/></text:p>
      <text:p text:style-name="P1"><text:span text:style-name="T144"/></text:p>
      <text:p text:style-name="P1"><text:span text:style-name="T144"/></text:p>
      <text:p text:style-name="P1"><text:span text:style-name="T144"/></text:p>
      <text:p text:style-name="P1"><text:span text:style-name="T144"/></text:p>
      <text:p text:style-name="P1"><text:span text:style-name="T144"/></text:p>
      <text:p text:style-name="P1"><text:span text:style-name="T145"><text:tab/>RD /S CHUNGO</text:span></text:p>
      <text:p text:style-name="P1"><draw:frame text:anchor-type="as-char" svg:width="84.67mm" svg:height="12.17mm" style:rel-width="scale" style:rel-height="scale"><draw:object-ole xlink:href="OleObj15"/><draw:image xlink:href="ObjectReplacements/OleObj15"/></draw:frame><text:span text:style-name="T146"/></text:p>
      <text:p text:style-name="P1"><text:span text:style-name="T146"/></text:p>
      <text:p text:style-name="P1"><text:span text:style-name="T146"/></text:p>
      <text:p text:style-name="P1"><text:span text:style-name="T146"/></text:p>
      <text:p text:style-name="P1"><text:span text:style-name="T146"/></text:p>
      <text:p text:style-name="P1"><text:span text:style-name="T146"/></text:p>
      <text:p text:style-name="P1"><text:span text:style-name="T146"/></text:p>
      <text:p text:style-name="P1"><text:span text:style-name="T146"/></text:p>
      <text:p text:style-name="P1"><text:span text:style-name="T147">PASO 9: ASIGNAR UN DIRECTORIO A UNA UNIDAD</text:span></text:p>
      <text:p text:style-name="P1"><text:span text:style-name="T148"/></text:p>
      <text:p text:style-name="P1"><text:span text:style-name="T149"><text:tab/></text:span><text:span text:style-name="T150">SUBST</text:span></text:p>
      <text:p text:style-name="P1"><text:span text:style-name="T151"/></text:p>
      <text:p text:style-name="P1"><text:span text:style-name="T152">A) AYUDA:</text:span></text:p>
      <text:p text:style-name="P1"><text:span text:style-name="T152"><text:tab/> SUBST /?</text:span></text:p>
      <text:p text:style-name="P1"><text:span text:style-name="T153"/></text:p>
      <text:p text:style-name="P1"><text:span text:style-name="T154"><text:tab/>HELP SUBST</text:span></text:p>
      <text:p text:style-name="P1"><text:span text:style-name="T155"/></text:p>
      <text:p text:style-name="P1"><text:span text:style-name="T156">B) Asignar la unidad P:</text:span></text:p>
      <text:p text:style-name="P1"><text:span text:style-name="T157"/></text:p>
      <text:p text:style-name="P1"><text:span text:style-name="T158"><text:tab/>SUBST P:<text:tab/>C:\USERS\ALUMNO\PRUEBAS</text:span></text:p>
      <text:p text:style-name="P1"><draw:frame text:anchor-type="as-char" svg:width="128.32mm" svg:height="8.47mm" style:rel-width="scale" style:rel-height="scale"><draw:object-ole xlink:href="OleObj16"/><draw:image xlink:href="ObjectReplacements/OleObj16"/></draw:frame><text:span text:style-name="T159"/></text:p>
      <text:p text:style-name="P1"><text:span text:style-name="T159"/></text:p>
      <text:p text:style-name="P1"><text:span text:style-name="T159"/></text:p>
      <text:p text:style-name="P1"><text:span text:style-name="T160">C) Comprobar qué unidades están asignadas a directorios.</text:span></text:p>
      <text:p text:style-name="P1"><text:span text:style-name="T161"/></text:p>
      <text:p text:style-name="P1"><draw:frame text:anchor-type="as-char" svg:width="74.61mm" svg:height="11.91mm" style:rel-width="scale" style:rel-height="scale"><draw:object-ole xlink:href="OleObj17"/><draw:image xlink:href="ObjectReplacements/OleObj17"/></draw:frame><text:span text:style-name="T162"><text:tab/>SUBST</text:span></text:p>
      <text:p text:style-name="P1"><text:span text:style-name="T163"/></text:p>
      <text:p text:style-name="P1"><text:span text:style-name="T163"/></text:p>
      <text:p text:style-name="P1"><text:span text:style-name="T163"/></text:p>
      <text:p text:style-name="P1"><text:span text:style-name="T164"><text:tab/>NOTA: SI YO CIERRO LA SESIÓN, ESTA ASIGNACIÓN DESAPARECERÁ YA QUE ESTA SE EJECUTA EN MEMORIA.</text:span></text:p>
      <text:p text:style-name="P1"><text:span text:style-name="T165"/></text:p>
      <text:p text:style-name="P1"><text:span text:style-name="T165"/></text:p>
      <text:p text:style-name="P1"><text:span text:style-name="T166">PASO 10: CAMBIAR ATRIBUTOS A UN DIRECTORIO</text:span></text:p>
      <text:p text:style-name="P1"><text:span text:style-name="T167"/></text:p>
      <text:p text:style-name="P1"><text:span text:style-name="T168"><text:tab/>ATTRIB</text:span></text:p>
      <text:p text:style-name="P1"><text:span text:style-name="T169"/></text:p>
      <text:p text:style-name="P1"><text:span text:style-name="T170">a) Ayuda: <text:tab/>ATTRIB /?</text:span></text:p>
      <text:p text:style-name="P1"><text:span text:style-name="T171"/></text:p>
      <text:p text:style-name="P1"><text:span text:style-name="T172"><text:tab/><text:tab/>HELP ATTRIB</text:span></text:p>
      <text:p text:style-name="P1"><text:span text:style-name="T172"><text:tab/></text:span></text:p>
      <text:p text:style-name="P1"><text:span text:style-name="T172">b) Los atributos más importantes:</text:span></text:p>
      <text:p text:style-name="P1"><text:span text:style-name="T173"/></text:p>
      <text:p text:style-name="P1"><draw:frame text:anchor-type="as-char" svg:width="63.76mm" svg:height="9.79mm" style:rel-width="scale" style:rel-height="scale"><draw:object-ole xlink:href="OleObj18"/><draw:image xlink:href="ObjectReplacements/OleObj18"/></draw:frame><text:span text:style-name="T173"/></text:p>
      <text:p text:style-name="P1"><text:span text:style-name="T173"/></text:p>
      <text:p text:style-name="P1"><text:span text:style-name="T173"/></text:p>
      <text:p text:style-name="P1"><draw:frame text:anchor-type="as-char" svg:width="100.28mm" svg:height="17.20mm" style:rel-width="scale" style:rel-height="scale"><draw:object-ole xlink:href="OleObj19"/><draw:image xlink:href="ObjectReplacements/OleObj19"/></draw:frame><text:span text:style-name="T173"/></text:p>
      <text:p text:style-name="P1"><text:span text:style-name="T173"/></text:p>
      <text:p text:style-name="P1"><text:span text:style-name="T173"/></text:p>
      <text:p text:style-name="P1"><text:span text:style-name="T173"/></text:p>
      <text:p text:style-name="P1"><text:span text:style-name="T174">R: Solo Lectura</text:span></text:p>
      <text:p text:style-name="P1"><text:span text:style-name="T174">A: Modificado después de la fecha de creación (copia de seguridad)</text:span></text:p>
      <text:p text:style-name="P1"><text:span text:style-name="T174">S: Archivo de sistema</text:span></text:p>
      <text:p text:style-name="P1"><text:span text:style-name="T174">H: Archivo oculto</text:span></text:p>
      <text:p text:style-name="P1"><text:span text:style-name="T175"/></text:p>
      <text:p text:style-name="P1"><draw:frame text:anchor-type="as-char" svg:width="93.93mm" svg:height="13.49mm" style:rel-width="scale" style:rel-height="scale"><draw:object-ole xlink:href="OleObj20"/><draw:image xlink:href="ObjectReplacements/OleObj20"/></draw:frame><text:span text:style-name="T176">c) Visualizar ficheros y atributos de una unidad estando en la misma (en este caso P:)</text:span></text:p>
      <text:p text:style-name="P1"><text:span text:style-name="T177"/></text:p>
      <text:p text:style-name="P1"><text:span text:style-name="T177"/></text:p>
      <text:p text:style-name="P1"><text:span text:style-name="T177"/></text:p>
      <text:p text:style-name="P1"><text:span text:style-name="T177"/></text:p>
      <text:p text:style-name="P1"><text:span text:style-name="T178">d) También puedo visualizar ficheros de otros directorios sin encontrarme en este.</text:span></text:p>
      <text:p text:style-name="P1"><text:span text:style-name="T179"/></text:p>
      <text:p text:style-name="P1"><text:span text:style-name="T180"><text:tab/>NOTA: Para visualizar ficheros necesita los caractereres comodín:</text:span></text:p>
      <text:p text:style-name="P1"><text:span text:style-name="T181"/></text:p>
      <text:p text:style-name="P1"><text:span text:style-name="T182"><text:tab/><text:tab/>*Sustituye entre 1 y varios caracteres</text:span></text:p>
      <text:p text:style-name="P1"><text:span text:style-name="T182"><text:tab/><text:tab/>? Sustituye por un carácter</text:span></text:p>
      <text:p text:style-name="P1"><text:span text:style-name="T183"/></text:p>
      <text:p text:style-name="P1"><draw:frame text:anchor-type="as-char" svg:width="80.96mm" svg:height="14.55mm" style:rel-width="scale" style:rel-height="scale"><draw:object-ole xlink:href="OleObj21"/><draw:image xlink:href="ObjectReplacements/OleObj21"/></draw:frame><text:span text:style-name="T184"><text:tab/><text:tab/>ATTRIB<text:s/></text:span><text:a xlink:href="../../../../../../../C:/"><text:span text:style-name="T186">C:/</text:span></text:a><text:span text:style-name="T187">*.*<text:tab/>Fichero=Nombre.extensión</text:span></text:p>
      <text:p text:style-name="P1"><text:span text:style-name="T188"/></text:p>
      <text:p text:style-name="P1"><text:span text:style-name="T188"/></text:p>
      <text:p text:style-name="P1"><text:span text:style-name="T188"/></text:p>
      <text:p text:style-name="P1"><text:span text:style-name="T188"/></text:p>
      <text:p text:style-name="P1"><text:span text:style-name="T188"/></text:p>
      <text:p text:style-name="P1"><text:span text:style-name="T189">d) Visualizar directorios por atributos</text:span></text:p>
      <text:p text:style-name="P1"><text:span text:style-name="T190"/></text:p>
      <text:p text:style-name="P1"><text:span text:style-name="T191"><text:tab/>DIR</text:span></text:p>
      <text:p text:style-name="P1"><text:span text:style-name="T192"/></text:p>
      <text:p text:style-name="P1"><text:span text:style-name="T193"><text:tab/>DIR /?</text:span></text:p>
      <text:p text:style-name="P1"><text:span text:style-name="T194"/></text:p>
      <text:p text:style-name="P1"><text:span text:style-name="T195"><text:tab/>DIR<text:s/></text:span><text:a xlink:href="../../../../../../../C:/"><text:span text:style-name="T197">C:</text:span></text:a><text:span text:style-name="T198">\ \AD</text:span></text:p>
      <text:p text:style-name="P1"><draw:frame text:anchor-type="as-char" svg:width="95.78mm" svg:height="70.11mm" style:rel-width="scale" style:rel-height="scale"><draw:object-ole xlink:href="OleObj22"/><draw:image xlink:href="ObjectReplacements/OleObj22"/></draw:frame><text:span text:style-name="T199"/></text:p>
      <text:p text:style-name="P1"><text:span text:style-name="T200"><text:tab/></text:span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1"/></text:p>
      <text:p text:style-name="P1"><text:span text:style-name="T202">DIR<text:s/></text:span><text:a xlink:href="../../../../../../../C:/"><text:span text:style-name="T204">C:</text:span></text:a><text:span text:style-name="T205">\ \AHD</text:span></text:p>
      <text:p text:style-name="P1"><draw:frame text:anchor-type="as-char" svg:width="141.02mm" svg:height="87.58mm" style:rel-width="scale" style:rel-height="scale"><draw:object-ole xlink:href="OleObj23"/><draw:image xlink:href="ObjectReplacements/OleObj23"/></draw:frame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6"/></text:p>
      <text:p text:style-name="P1"><text:span text:style-name="T207">e) Crear un directorio y ocultar:</text:span></text:p>
      <text:p text:style-name="P1"><text:span text:style-name="T208"/></text:p>
      <text:p text:style-name="P1"><text:span text:style-name="T209"><text:tab/>MKDIR EXAMEN (SE CREA LA CARPETA)</text:span></text:p>
      <text:p text:style-name="P1"><text:span text:style-name="T210"/></text:p>
      <text:p text:style-name="P1"><text:span text:style-name="T211"><text:tab/>ATTRIB +H EXAMEN (SE LE OTORGA EL ATRIBUTO DE OCULTO)</text:span></text:p>
      <text:p text:style-name="P1"><draw:frame text:anchor-type="as-char" svg:width="57.15mm" svg:height="15.61mm" style:rel-width="scale" style:rel-height="scale"><draw:object-ole xlink:href="OleObj24"/><draw:image xlink:href="ObjectReplacements/OleObj24"/></draw:frame><text:span text:style-name="T212"/></text:p>
      <text:p text:style-name="P1"><text:span text:style-name="T212"/></text:p>
      <text:p text:style-name="P1"><text:span text:style-name="T212"/></text:p>
      <text:p text:style-name="P1"><text:span text:style-name="T212"/></text:p>
      <text:p text:style-name="P1"><text:span text:style-name="T212"/></text:p>
      <text:p text:style-name="P1"><text:span text:style-name="T212"/></text:p>
      <text:p text:style-name="P1"><text:span text:style-name="T213"><text:tab/><text:tab/>Lo visualizaremos: DIR\ /AD</text:span></text:p>
      <text:p text:style-name="P1"><text:span text:style-name="T214"/></text:p>
      <text:p text:style-name="P1"><text:span text:style-name="T215"><text:tab/><text:tab/><text:tab/><text:tab/><text:tab/>DIR\ /AHD</text:span></text:p>
      <text:p text:style-name="P1"><text:span text:style-name="T216"/></text:p>
      <text:p text:style-name="P1"><text:span text:style-name="T217"><text:tab/><text:tab/>Al estar oculto solo podemos visualizarlo con DIR\ /AD :</text:span></text:p>
      <text:p text:style-name="P1"><text:span text:style-name="T218"/></text:p>
      <text:p text:style-name="P1"><text:span text:style-name="T219"><text:tab/><text:tab/><text:tab/>ATTRIB -H EXAMEN</text:span></text:p>
      <text:p text:style-name="P1"><text:span text:style-name="T220"/></text:p>
      <text:p text:style-name="P1"><text:span text:style-name="T221"><text:tab/><text:tab/><text:tab/>DIR</text:span></text:p>
      <text:p text:style-name="P1"><text:span text:style-name="T222"/></text:p>
      <text:p text:style-name="P1"><text:span text:style-name="T223">f) Crear un archivo con extensión:</text:span></text:p>
      <text:p text:style-name="P1"><text:span text:style-name="T224"/></text:p>
      <text:p text:style-name="P1"><text:span text:style-name="T225"><text:tab/>MKDIR PIRATA.TU</text:span></text:p>
      <text:p text:style-name="P1"><text:span text:style-name="T226"/></text:p>
      <text:p text:style-name="P1"><text:span text:style-name="T227"><text:tab/>CD PIRATA.TU (No usarlo ya que no puedo cambiar a silla utilizándolo)</text:span></text:p>
      <text:p text:style-name="P1"><text:span text:style-name="T228"/></text:p>
      <text:p text:style-name="P1"><text:span text:style-name="T229"><text:tab/>MOVE PIRATA.TU SILLA</text:span></text:p>
      <text:p text:style-name="P1"><text:span text:style-name="T230"/></text:p>
      <text:p text:style-name="P1"><text:span text:style-name="T230"/></text:p>
      <text:p text:style-name="P1"><text:span text:style-name="T231">g) Salir p: Borrar asignación</text:span></text:p>
      <text:p text:style-name="P1"><text:span text:style-name="T232"/></text:p>
      <text:p text:style-name="P1"><text:span text:style-name="T233"><text:tab/>C:</text:span></text:p>
      <text:p text:style-name="P1"><text:span text:style-name="T233"><text:tab/>SUBST</text:span></text:p>
      <text:p text:style-name="P1"><text:span text:style-name="T233"><text:tab/>SUBST P: /D (DIRECTORIO P /DELETE)</text:span></text:p>
      <text:p text:style-name="P1"><draw:frame text:anchor-type="as-char" svg:width="62.71mm" svg:height="7.67mm" style:rel-width="scale" style:rel-height="scale"><draw:object-ole xlink:href="OleObj25"/><draw:image xlink:href="ObjectReplacements/OleObj25"/></draw:frame><text:span text:style-name="T234"/></text:p>
      <text:p text:style-name="P1"><text:span text:style-name="T235"><text:tab/></text:span></text:p>
      <text:p text:style-name="P1"><text:span text:style-name="T236"/></text:p>
      <text:p text:style-name="P1"><text:span text:style-name="T236"/></text:p>
      <text:p text:style-name="P1"><draw:frame text:anchor-type="as-char" svg:width="65.62mm" svg:height="8.20mm" style:rel-width="scale" style:rel-height="scale"><draw:object-ole xlink:href="OleObj26"/><draw:image xlink:href="ObjectReplacements/OleObj26"/></draw:frame><text:span text:style-name="T237"><text:tab/>SUBST</text:span></text:p>
      <text:p text:style-name="P1"><text:span text:style-name="T238"/></text:p>
      <text:p text:style-name="P1"><text:span text:style-name="T238"/></text:p>
      <text:p text:style-name="P1"><text:span text:style-name="T238"/></text:p>
      <text:p text:style-name="P1"><text:span text:style-name="T238"/></text:p>
      <text:p text:style-name="P1"><text:span text:style-name="T239"><text:tab/>NOTA: VISUALIZAR ASOCIACIONES DE EXTENSIONES DE FICHEROS</text:span></text:p>
      <text:p text:style-name="P1"><text:span text:style-name="T240"/></text:p>
      <text:p text:style-name="P1"><text:span text:style-name="T241"><text:tab/><text:tab/>ASSOC</text:span></text:p>
      <text:p text:style-name="P1"><text:span text:style-name="T2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